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GLOSSARY</text:p>
      <text:p text:style-name="Preformatted_20_Text"/>
      <text:p text:style-name="Preformatted_20_Text">Key Terms and Definitions for World Constitution</text:p>
      <text:p text:style-name="Preformatted_20_Text"/>
      <text:p text:style-name="Preformatted_20_Text">---</text:p>
      <text:p text:style-name="Preformatted_20_Text"/>
      <text:p text:style-name="Preformatted_20_Text">A</text:p>
      <text:p text:style-name="Preformatted_20_Text"/>
      <text:p text:style-name="Preformatted_20_Text">Accountability: The requirement that government officials and institutions answer for their actions and decisions to the public and are subject to consequences for misconduct.</text:p>
      <text:p text:style-name="Preformatted_20_Text"/>
      <text:p text:style-name="Preformatted_20_Text">Adaptive Management: An approach to governance that continuously monitors outcomes and adjusts policies based on learning and experience.</text:p>
      <text:p text:style-name="Preformatted_20_Text"/>
      <text:p text:style-name="Preformatted_20_Text">Anti-Corruption Tribunal: Specialized judicial body that handles cross-border corruption cases and asset recovery.</text:p>
      <text:p text:style-name="Preformatted_20_Text"/>
      <text:p text:style-name="Preformatted_20_Text">Assembly, Global: Primary legislative body of the World Constitution with representatives from all nations and citizen delegates.</text:p>
      <text:p text:style-name="Preformatted_20_Text"/>
      <text:p text:style-name="Preformatted_20_Text">B</text:p>
      <text:p text:style-name="Preformatted_20_Text"/>
      <text:p text:style-name="Preformatted_20_Text">Basic Income: Regular payment to all citizens to ensure basic standard of living, funded through global resource fees.</text:p>
      <text:p text:style-name="Preformatted_20_Text"/>
      <text:p text:style-name="Preformatted_20_Text"><text:soft-page-break/>Bicameral: Two-chamber legislative system, such as combining citizen assemblies with traditional parliamentary bodies.</text:p>
      <text:p text:style-name="Preformatted_20_Text"/>
      <text:p text:style-name="Preformatted_20_Text">Biodiversity: Variety of life in all its forms, including diversity within species, between species, and of ecosystems.</text:p>
      <text:p text:style-name="Preformatted_20_Text"/>
      <text:p text:style-name="Preformatted_20_Text">C</text:p>
      <text:p text:style-name="Preformatted_20_Text"/>
      <text:p text:style-name="Preformatted_20_Text">Carbon Border Adjustment: Tax on imports based on their carbon emissions, leveling the playing field for climate-friendly production.</text:p>
      <text:p text:style-name="Preformatted_20_Text"/>
      <text:p text:style-name="Preformatted_20_Text">Citizens' Integrity Chamber: Lottery-selected citizen panels that review high-level government decisions and investigate corruption.</text:p>
      <text:p text:style-name="Preformatted_20_Text"/>
      <text:p text:style-name="Preformatted_20_Text">Citizens' Jury: Randomly selected group of citizens who deliberate on specific issues and provide recommendations to government.</text:p>
      <text:p text:style-name="Preformatted_20_Text"/>
      <text:p text:style-name="Preformatted_20_Text">Civil Society: Organizations and associations that are not part of government or business sector, including NGOs, community groups, and religious organizations.</text:p>
      <text:p text:style-name="Preformatted_20_Text"/>
      <text:p text:style-name="Preformatted_20_Text">Collective Rights: Rights held by groups rather than individuals, particularly important for indigenous peoples and cultural communities.</text:p>
      <text:p text:style-name="Preformatted_20_Text"/>
      <text:p text:style-name="Preformatted_20_Text">Commons, Global: Natural resources and systems that belong to all humanity, such as atmosphere, oceans, and biodiversity.</text:p>
      <text:p text:style-name="Preformatted_20_Text"/>
      <text:p text:style-name="Preformatted_20_Text">Consensus: Decision-making method that aims for general agreement among all participants rather than simple majority vote.</text:p>
      <text:p text:style-name="Preformatted_20_Text"/>
      <text:p text:style-name="Preformatted_20_Text">Constituency: The group of people that a representative is elected to serve and represent in decision-making.</text:p>
      <text:p text:style-name="Preformatted_20_Text"><text:soft-page-break/></text:p>
      <text:p text:style-name="Preformatted_20_Text">Constitution: Supreme legal document that establishes government structure, protects rights, and limits government power.</text:p>
      <text:p text:style-name="Preformatted_20_Text"/>
      <text:p text:style-name="Preformatted_20_Text">Continental Federation: Regional grouping of nations that cooperate closely on shared challenges while maintaining national identity.</text:p>
      <text:p text:style-name="Preformatted_20_Text"/>
      <text:p text:style-name="Preformatted_20_Text">D</text:p>
      <text:p text:style-name="Preformatted_20_Text"/>
      <text:p text:style-name="Preformatted_20_Text">Decentralization: Distribution of authority and decision-making away from central government to local and regional levels.</text:p>
      <text:p text:style-name="Preformatted_20_Text"/>
      <text:p text:style-name="Preformatted_20_Text">Deliberative Democracy: Approach to democracy that emphasizes informed public deliberation and reasoned discussion rather than just voting.</text:p>
      <text:p text:style-name="Preformatted_20_Text"/>
      <text:p text:style-name="Preformatted_20_Text">Democracy: System of government where power ultimately derives from the people, exercised through either direct participation or elected representatives.</text:p>
      <text:p text:style-name="Preformatted_20_Text"/>
      <text:p text:style-name="Preformatted_20_Text">Digital Rights: Rights related to access to and use of digital technology, internet, and digital communication.</text:p>
      <text:p text:style-name="Preformatted_20_Text"/>
      <text:p text:style-name="Preformatted_20_Text">Due Process: Fair treatment through the normal judicial system, especially as a citizen's entitlement.</text:p>
      <text:p text:style-name="Preformatted_20_Text"/>
      <text:p text:style-name="Preformatted_20_Text">E</text:p>
      <text:p text:style-name="Preformatted_20_Text"/>
      <text:p text:style-name="Preformatted_20_Text">Ecocide: Large-scale environmental destruction causing serious damage to ecosystems and human communities.</text:p>
      <text:p text:style-name="Preformatted_20_Text"/>
      <text:p text:style-name="Preformatted_20_Text"><text:soft-page-break/>Ecosystem: Community of living organisms and their physical environment interacting as an ecological system.</text:p>
      <text:p text:style-name="Preformatted_20_Text"/>
      <text:p text:style-name="Preformatted_20_Text">Equality: Principle that all people have the same rights, dignity, and worth, and should be treated with equal respect and consideration.</text:p>
      <text:p text:style-name="Preformatted_20_Text"/>
      <text:p text:style-name="Preformatted_20_Text">Executive Branch: Part of government responsible for implementing and enforcing laws and policies.</text:p>
      <text:p text:style-name="Preformatted_20_Text"/>
      <text:p text:style-name="Preformatted_20_Text">F</text:p>
      <text:p text:style-name="Preformatted_20_Text"/>
      <text:p text:style-name="Preformatted_20_Text">Federalism: System of government where power is divided between central authority and constituent political units.</text:p>
      <text:p text:style-name="Preformatted_20_Text"/>
      <text:p text:style-name="Preformatted_20_Text">Food Security: Condition where all people, at all times, have physical and economic access to sufficient, safe, and nutritious food.</text:p>
      <text:p text:style-name="Preformatted_20_Text"/>
      <text:p text:style-name="Preformatted_20_Text">Foundational Charter: Initial treaty agreement that establishes pilot programs and institutions for constitutional implementation.</text:p>
      <text:p text:style-name="Preformatted_20_Text"/>
      <text:p text:style-name="Preformatted_20_Text">G</text:p>
      <text:p text:style-name="Preformatted_20_Text"/>
      <text:p text:style-name="Preformatted_20_Text">Global Commons: Natural resources outside national jurisdiction that are shared by all humanity, including high seas, atmosphere, and outer space.</text:p>
      <text:p text:style-name="Preformatted_20_Text"/>
      <text:p text:style-name="Preformatted_20_Text">Global Resource Fees: Charges for using shared global resources, such as carbon emissions, ocean resources, or data extraction.</text:p>
      <text:p text:style-name="Preformatted_20_Text"/>
      <text:p text:style-name="Preformatted_20_Text">Governance: Systems and processes for making and implementing decisions, including both formal government and informal coordination.</text:p>
      <text:p text:style-name="Preformatted_20_Text"><text:soft-page-break/></text:p>
      <text:p text:style-name="Preformatted_20_Text">Greenhouse Gases: Gases that trap heat in the atmosphere, contributing to global warming and climate change.</text:p>
      <text:p text:style-name="Preformatted_20_Text"/>
      <text:p text:style-name="Preformatted_20_Text">H</text:p>
      <text:p text:style-name="Preformatted_20_Text"/>
      <text:p text:style-name="Preformatted_20_Text">Human Dignity: Inherent worth and value of every human being, regardless of their characteristics or circumstances.</text:p>
      <text:p text:style-name="Preformatted_20_Text"/>
      <text:p text:style-name="Preformatted_20_Text">Human Rights: Rights inherent to all human beings, regardless of race, sex, nationality, ethnicity, language, religion, or any other status.</text:p>
      <text:p text:style-name="Preformatted_20_Text"/>
      <text:p text:style-name="Preformatted_20_Text">I</text:p>
      <text:p text:style-name="Preformatted_20_Text"/>
      <text:p text:style-name="Preformatted_20_Text">Indigenous Peoples: Original inhabitants of a region with distinct cultural traditions, historical continuity, and special connection to territory.</text:p>
      <text:p text:style-name="Preformatted_20_Text"/>
      <text:p text:style-name="Preformatted_20_Text">Intergenerational Equity: Principle that current generations must manage resources responsibly to ensure adequate resources for future generations.</text:p>
      <text:p text:style-name="Preformatted_20_Text"/>
      <text:p text:style-name="Preformatted_20_Text">International Law: Rules and principles that govern relations between states and other international actors.</text:p>
      <text:p text:style-name="Preformatted_20_Text"/>
      <text:p text:style-name="Preformatted_20_Text">J</text:p>
      <text:p text:style-name="Preformatted_20_Text"/>
      <text:p text:style-name="Preformatted_20_Text">Judicial Branch: Part of government responsible for interpreting laws and administering justice through courts.</text:p>
      <text:p text:style-name="Preformatted_20_Text"/>
      <text:p text:style-name="Preformatted_20_Text"><text:soft-page-break/>Jurisdiction: Official power to make legal decisions and judgments over particular geographic area or subject matter.</text:p>
      <text:p text:style-name="Preformatted_20_Text"/>
      <text:p text:style-name="Preformatted_20_Text">Justice: Fair treatment, access to legal systems, and protection of rights for all people equally.</text:p>
      <text:p text:style-name="Preformatted_20_Text"/>
      <text:p text:style-name="Preformatted_20_Text">L</text:p>
      <text:p text:style-name="Preformatted_20_Text"/>
      <text:p text:style-name="Preformatted_20_Text">Legislative Branch: Part of government responsible for making laws and policies.</text:p>
      <text:p text:style-name="Preformatted_20_Text"/>
      <text:p text:style-name="Preformatted_20_Text">Legitimacy: Acceptance by the governed of their government's right to make and enforce decisions.</text:p>
      <text:p text:style-name="Preformatted_20_Text"/>
      <text:p text:style-name="Preformatted_20_Text">M</text:p>
      <text:p text:style-name="Preformatted_20_Text"/>
      <text:p text:style-name="Preformatted_20_Text">Marginalized Communities: Groups that experience discrimination and exclusion based on their identity, such as ethnic minorities, people with disabilities, or LGBTQ+ communities.</text:p>
      <text:p text:style-name="Preformatted_20_Text"/>
      <text:p text:style-name="Preformatted_20_Text">Mediation: Process where neutral third party helps disputing parties find mutually acceptable solutions.</text:p>
      <text:p text:style-name="Preformatted_20_Text"/>
      <text:p text:style-name="Preformatted_20_Text">Migration: Movement of people from one place to another with intentions of settling, permanently or temporarily, in a new location.</text:p>
      <text:p text:style-name="Preformatted_20_Text"/>
      <text:p text:style-name="Preformatted_20_Text">Multilateralism: Process of organizing relations between three or more states based on principles of cooperation and shared decision-making.</text:p>
      <text:p text:style-name="Preformatted_20_Text"/>
      <text:p text:style-name="Preformatted_20_Text">N</text:p>
      <text:p text:style-name="Preformatted_20_Text"><text:soft-page-break/></text:p>
      <text:p text:style-name="Preformatted_20_Text">Nation: Group of people with common identity, language, culture, or territory, often organized as a state.</text:p>
      <text:p text:style-name="Preformatted_20_Text"/>
      <text:p text:style-name="Preformatted_20_Text">Net-Zero Emissions: Balance between greenhouse gas emissions produced and greenhouse gas emissions removed from the atmosphere.</text:p>
      <text:p text:style-name="Preformatted_20_Text"/>
      <text:p text:style-name="Preformatted_20_Text">Non-Discrimination: Principle of treating all people equally without prejudice based on protected characteristics.</text:p>
      <text:p text:style-name="Preformatted_20_Text"/>
      <text:p text:style-name="Preformatted_20_Text">O</text:p>
      <text:p text:style-name="Preformatted_20_Text"/>
      <text:p text:style-name="Preformatted_20_Text">Ombudsman: Independent official who investigates complaints about government administration and services.</text:p>
      <text:p text:style-name="Preformatted_20_Text"/>
      <text:p text:style-name="Preformatted_20_Text">Open Government: Principle that government activities and decisions should be open to public scrutiny and participation.</text:p>
      <text:p text:style-name="Preformatted_20_Text"/>
      <text:p text:style-name="Preformatted_20_Text">Oversight: Monitoring and supervision of government actions to ensure accountability and prevent abuse of power.</text:p>
      <text:p text:style-name="Preformatted_20_Text"/>
      <text:p text:style-name="Preformatted_20_Text">P</text:p>
      <text:p text:style-name="Preformatted_20_Text"/>
      <text:p text:style-name="Preformatted_20_Text">Participatory Democracy: System where citizens actively participate in decision-making processes beyond just voting.</text:p>
      <text:p text:style-name="Preformatted_20_Text"/>
      <text:p text:style-name="Preformatted_20_Text">Peacekeeping: Deployment of international personnel to help implement peace agreements and protect civilians in conflict zones.</text:p>
      <text:p text:style-name="Preformatted_20_Text"/>
      <text:p text:style-name="Preformatted_20_Text"><text:soft-page-break/>Planetary Boundaries: Safe operating limits for humanity's impact on Earth's systems, beyond which irreversible environmental damage may occur.</text:p>
      <text:p text:style-name="Preformatted_20_Text"/>
      <text:p text:style-name="Preformatted_20_Text">Planetary Resource Dividend: Universal payment to all people funded by fees for using shared global resources.</text:p>
      <text:p text:style-name="Preformatted_20_Text"/>
      <text:p text:style-name="Preformatted_20_Text">Policy: Course of action or set of principles adopted or proposed by government or organization.</text:p>
      <text:p text:style-name="Preformatted_20_Text"/>
      <text:p text:style-name="Preformatted_20_Text">Progressive Taxation: Tax system where tax rates increase as income or wealth increases.</text:p>
      <text:p text:style-name="Preformatted_20_Text"/>
      <text:p text:style-name="Preformatted_20_Text">Public Goods: Products or services that are non-excludable and non-rivalrous, meaning one person's use doesn't reduce availability to others.</text:p>
      <text:p text:style-name="Preformatted_20_Text"/>
      <text:p text:style-name="Preformatted_20_Text">R</text:p>
      <text:p text:style-name="Preformatted_20_Text"/>
      <text:p text:style-name="Preformatted_20_Text">Ratification: Formal approval of treaty or constitution through democratic processes such as legislative vote or public referendum.</text:p>
      <text:p text:style-name="Preformatted_20_Text"/>
      <text:p text:style-name="Preformatted_20_Text">Referendum: Direct vote by electorate on specific proposal or question, often used for constitutional changes or major policy decisions.</text:p>
      <text:p text:style-name="Preformatted_20_Text"/>
      <text:p text:style-name="Preformatted_20_Text">Regional Integration: Process where neighboring countries agree to cooperate and coordinate policies for mutual benefit.</text:p>
      <text:p text:style-name="Preformatted_20_Text"/>
      <text:p text:style-name="Preformatted_20_Text">Representation: System where elected officials act on behalf of constituents in making decisions.</text:p>
      <text:p text:style-name="Preformatted_20_Text"/>
      <text:p text:style-name="Preformatted_20_Text">Resource Management: Planning and control of natural resource use to ensure sustainability and fair distribution.</text:p>
      <text:p text:style-name="Preformatted_20_Text"><text:soft-page-break/></text:p>
      <text:p text:style-name="Preformatted_20_Text">Rights: Entitlements that belong to every person by virtue of being human, often enshrined in law and protected by governments.</text:p>
      <text:p text:style-name="Preformatted_20_Text"/>
      <text:p text:style-name="Preformatted_20_Text">Rule of Law: Principle that all people and institutions are accountable to laws that are publicly promulgated, equally enforced, and independently adjudicated.</text:p>
      <text:p text:style-name="Preformatted_20_Text"/>
      <text:p text:style-name="Preformatted_20_Text">S</text:p>
      <text:p text:style-name="Preformatted_20_Text"/>
      <text:p text:style-name="Preformatted_20_Text">Self-Determination: Right of peoples to freely choose their political status and pursue their economic, social, and cultural development.</text:p>
      <text:p text:style-name="Preformatted_20_Text"/>
      <text:p text:style-name="Preformatted_20_Text">Separation of Powers: Division of government authority into distinct branches to prevent concentration of power.</text:p>
      <text:p text:style-name="Preformatted_20_Text"/>
      <text:p text:style-name="Preformatted_20_Text">Sovereignty: Authority of a state to govern itself or another state, traditionally considered absolute but increasingly understood as shared.</text:p>
      <text:p text:style-name="Preformatted_20_Text"/>
      <text:p text:style-name="Preformatted_20_Text">Stakeholder: Any person, group, or organization with interest or concern in particular issue or decision.</text:p>
      <text:p text:style-name="Preformatted_20_Text"/>
      <text:p text:style-name="Preformatted_20_Text">Subsidiarity: Principle that matters should be handled by the smallest, lowest, or least centralized competent authority.</text:p>
      <text:p text:style-name="Preformatted_20_Text"/>
      <text:p text:style-name="Preformatted_20_Text">Sustainability: Development that meets current needs without compromising ability of future generations to meet their own needs.</text:p>
      <text:p text:style-name="Preformatted_20_Text"/>
      <text:p text:style-name="Preformatted_20_Text">T</text:p>
      <text:p text:style-name="Preformatted_20_Text"/>
      <text:p text:style-name="Preformatted_20_Text"><text:soft-page-break/>Technology Transfer: Process of sharing skills, knowledge, technologies, and facilities among governments and institutions.</text:p>
      <text:p text:style-name="Preformatted_20_Text"/>
      <text:p text:style-name="Preformatted_20_Text">Transparency: Openness and accountability in government operations, decision-making, and use of public resources.</text:p>
      <text:p text:style-name="Preformatted_20_Text"/>
      <text:p text:style-name="Preformatted_20_Text">Treaty: Formal agreement between states that is legally binding under international law.</text:p>
      <text:p text:style-name="Preformatted_20_Text"/>
      <text:p text:style-name="Preformatted_20_Text">U</text:p>
      <text:p text:style-name="Preformatted_20_Text"/>
      <text:p text:style-name="Preformatted_20_Text">UN Charter: Founding document of United Nations, establishing its purposes, principles, and structure.</text:p>
      <text:p text:style-name="Preformatted_20_Text"/>
      <text:p text:style-name="Preformatted_20_Text">Universal Declaration of Human Rights: Foundational document that outlines fundamental human rights to be protected for all people.</text:p>
      <text:p text:style-name="Preformatted_20_Text"/>
      <text:p text:style-name="Preformatted_20_Text">V</text:p>
      <text:p text:style-name="Preformatted_20_Text"/>
      <text:p text:style-name="Preformatted_20_Text">Verification: Process of confirming that countries are complying with their international commitments and obligations.</text:p>
      <text:p text:style-name="Preformatted_20_Text"/>
      <text:p text:style-name="Preformatted_20_Text">Veto Power: Ability to block or reject decisions, often held by certain countries in international organizations.</text:p>
      <text:p text:style-name="Preformatted_20_Text"/>
      <text:p text:style-name="Preformatted_20_Text">W</text:p>
      <text:p text:style-name="Preformatted_20_Text"/>
      <text:p text:style-name="Preformatted_20_Text">War Crimes: Serious violations of laws and customs of war, including willful killing, torture, and targeting civilians.</text:p>
      <text:p text:style-name="Preformatted_20_Text"><text:soft-page-break/></text:p>
      <text:p text:style-name="Preformatted_20_Text">World Assembly: Global legislative body representing all nations and citizens under the World Constitution.</text:p>
      <text:p text:style-name="Preformatted_20_Text"/>
      <text:p text:style-name="Preformatted_20_Text">World Court: International judicial body with jurisdiction over disputes between states and constitutional violations.</text:p>
      <text:p text:style-name="Preformatted_20_Text"/>
      <text:p text:style-name="Preformatted_20_Text">Y</text:p>
      <text:p text:style-name="Preformatted_20_Text"/>
      <text:p text:style-name="Preformatted_20_Text">Youth Participation: Involvement of young people in decision-making processes that affect them and their future.</text:p>
      <text:p text:style-name="Preformatted_20_Text"/>
      <text:p text:style-name="Preformatted_20_Text">---</text:p>
      <text:p text:style-name="Preformatted_20_Text"/>
      <text:p text:style-name="Preformatted_20_Text">Document Information:</text:p>
      <text:p text:style-name="Preformatted_20_Text">Pages: 10</text:p>
      <text:p text:style-name="Preformatted_20_Text">Word Count: 1,500</text:p>
      <text:p text:style-name="Preformatted_20_Text">Focus: Definitions and explanations</text:p>
      <text:p text:style-name="Preformatted_20_Text">Audience: Students, educators, general public</text:p>
      <text:p text:style-name="Preformatted_20_Text">Version: 1.0</text:p>
      <text:p text:style-name="Preformatted_20_Text">Date: 2025-12-1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1" meta:paragraph-count="117" meta:word-count="1404" meta:character-count="10499" meta:non-whitespace-character-count="9212"/>
    <meta:generator>LibreOffice/7.3.7.2$Linux_X86_64 LibreOffice_project/30$Build-2</meta:generator>
  </office:meta>
</office:document-meta>
</file>